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style:font-face style:name="ui-sans-serif1" svg:font-family="ui-sans-serif, apple-system, system-ui, 'Segoe UI', Roboto, Ubuntu, Cantarell, 'Noto Sans', sans-serif, Helvetica, 'Apple Color Emoji', Arial, 'Segoe UI Emoji', 'Segoe UI Symbol'" style:font-family-generic="roman"/>
  </office:font-face-decls>
  <office:automatic-styles>
    <style:style style:name="P1" style:family="paragraph" style:parent-style-name="Standard">
      <style:text-properties fo:color="#000000" loext:opacity="100%" style:font-name="ui-sans-serif1" fo:font-style="normal" style:text-underline-style="none" fo:font-weight="bold" officeooo:rsid="000e16f9" officeooo:paragraph-rsid="000e16f9"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style:font-name="ui-sans-serif1" fo:font-size="15pt" fo:font-weight="bold" officeooo:rsid="00081949" officeooo:paragraph-rsid="00081949" style:font-size-asian="15pt" style:font-weight-asian="bold" style:font-size-complex="15pt" style:font-weight-complex="bold"/>
    </style:style>
    <style:style style:name="P3" style:family="paragraph" style:parent-style-name="Standard">
      <style:text-properties style:font-name="ui-sans-serif1" fo:font-size="15pt" fo:font-weight="bold" officeooo:rsid="00081949" officeooo:paragraph-rsid="00081949" style:font-size-asian="15pt" style:font-weight-asian="bold" style:font-size-complex="15pt" style:font-weight-complex="bold"/>
    </style:style>
    <style:style style:name="P4" style:family="paragraph" style:parent-style-name="Standard">
      <style:text-properties style:font-name="ui-sans-serif1" fo:font-size="15pt" fo:font-style="italic" fo:font-weight="bold" officeooo:rsid="000e16f9" officeooo:paragraph-rsid="000e16f9" style:font-size-asian="15pt" style:font-style-asian="italic" style:font-weight-asian="bold" style:font-size-complex="15pt" style:font-style-complex="italic" style:font-weight-complex="bold"/>
    </style:style>
    <style:style style:name="P5" style:family="paragraph" style:parent-style-name="Standard">
      <style:text-properties style:font-name="ui-sans-serif1"/>
    </style:style>
    <style:style style:name="P6" style:family="paragraph" style:parent-style-name="Standard">
      <style:text-properties style:font-name="ui-sans-serif1" officeooo:rsid="00081949" officeooo:paragraph-rsid="00081949"/>
    </style:style>
    <style:style style:name="P7" style:family="paragraph" style:parent-style-name="Standard">
      <style:text-properties style:font-name="ui-sans-serif1" officeooo:rsid="000c5a52" officeooo:paragraph-rsid="000c5a52"/>
    </style:style>
    <style:style style:name="P8" style:family="paragraph" style:parent-style-name="Standard">
      <style:text-properties style:font-name="ui-sans-serif1" officeooo:rsid="000e16f9" officeooo:paragraph-rsid="000e16f9"/>
    </style:style>
    <style:style style:name="P9" style:family="paragraph" style:parent-style-name="Standard">
      <style:text-properties style:font-name="ui-sans-serif1" fo:font-weight="bold" officeooo:paragraph-rsid="00106883"/>
    </style:style>
    <style:style style:name="P10" style:family="paragraph" style:parent-style-name="Standard">
      <style:text-properties style:font-name="ui-sans-serif1" officeooo:rsid="001344ac" officeooo:paragraph-rsid="001344ac"/>
    </style:style>
    <style:style style:name="P11" style:family="paragraph" style:parent-style-name="Standard">
      <style:text-properties style:font-name="ui-sans-serif1" officeooo:paragraph-rsid="001344ac"/>
    </style:style>
    <style:style style:name="P12" style:family="paragraph" style:parent-style-name="Standard">
      <style:text-properties style:font-name="ui-sans-serif1" officeooo:rsid="001e1036" officeooo:paragraph-rsid="001e1036"/>
    </style:style>
    <style:style style:name="P13" style:family="paragraph" style:parent-style-name="Standard">
      <style:text-properties style:font-name="ui-sans-serif1" officeooo:rsid="001f59d9" officeooo:paragraph-rsid="001f59d9"/>
    </style:style>
    <style:style style:name="P14" style:family="paragraph" style:parent-style-name="Standard">
      <style:text-properties style:font-name="ui-sans-serif1" officeooo:paragraph-rsid="0020cb77"/>
    </style:style>
    <style:style style:name="P15" style:family="paragraph" style:parent-style-name="Standard">
      <style:text-properties style:font-name="ui-sans-serif1" officeooo:rsid="00217b10" officeooo:paragraph-rsid="00217b10"/>
    </style:style>
    <style:style style:name="P16" style:family="paragraph" style:parent-style-name="Standard" style:list-style-name="L1">
      <style:text-properties style:font-name="ui-sans-serif1" officeooo:rsid="000c5a52" officeooo:paragraph-rsid="000c5a52"/>
    </style:style>
    <style:style style:name="P17" style:family="paragraph" style:parent-style-name="Standard">
      <style:text-properties style:font-name="ui-sans-serif1" fo:font-size="15pt" fo:font-style="italic" fo:font-weight="bold" officeooo:rsid="000e16f9" officeooo:paragraph-rsid="000e16f9" style:font-size-asian="15pt" style:font-style-asian="italic" style:font-weight-asian="bold" style:font-size-complex="15pt" style:font-style-complex="italic" style:font-weight-complex="bold"/>
    </style:style>
    <style:style style:name="P18" style:family="paragraph" style:parent-style-name="Standard">
      <style:text-properties fo:font-variant="normal" fo:text-transform="none" fo:color="#0d0d0d" loext:opacity="100%" style:font-name="ui-sans-serif1" fo:font-size="12pt" fo:letter-spacing="normal" fo:font-style="normal" fo:font-weight="bold" officeooo:rsid="0015fc65" officeooo:paragraph-rsid="0015fc65" style:font-weight-asian="bold" style:font-weight-complex="bold"/>
    </style:style>
    <style:style style:name="P19" style:family="paragraph" style:parent-style-name="Standard">
      <style:text-properties fo:font-variant="normal" fo:text-transform="none" fo:color="#0d0d0d" loext:opacity="100%" style:font-name="ui-sans-serif1" fo:font-size="12pt" fo:letter-spacing="normal" fo:font-style="normal" fo:font-weight="bold" officeooo:rsid="00106883" officeooo:paragraph-rsid="001344ac" style:font-weight-asian="bold" style:font-weight-complex="bold"/>
    </style:style>
    <style:style style:name="P20" style:family="paragraph" style:parent-style-name="Standard">
      <style:text-properties fo:font-variant="normal" fo:text-transform="none" fo:color="#0d0d0d" loext:opacity="100%" style:font-name="ui-sans-serif1" fo:font-size="12pt" fo:letter-spacing="normal" fo:font-style="normal" fo:font-weight="bold" officeooo:rsid="00217b10" officeooo:paragraph-rsid="00371c51" style:font-weight-asian="bold" style:font-weight-complex="bold"/>
    </style:style>
    <style:style style:name="P21" style:family="paragraph" style:parent-style-name="Standard">
      <style:text-properties fo:font-variant="normal" fo:text-transform="none" fo:color="#0d0d0d" loext:opacity="100%" style:font-name="ui-sans-serif1" fo:font-size="12pt" fo:letter-spacing="normal" fo:font-style="normal" fo:font-weight="bold" officeooo:rsid="0038e56d" officeooo:paragraph-rsid="0038e56d" style:font-weight-asian="bold" style:font-weight-complex="bold"/>
    </style:style>
    <style:style style:name="P22" style:family="paragraph" style:parent-style-name="Standard">
      <style:text-properties fo:font-variant="normal" fo:text-transform="none" fo:color="#0d0d0d" loext:opacity="100%" style:font-name="ui-sans-serif1" fo:font-size="12pt" fo:letter-spacing="normal" fo:font-style="normal" fo:font-weight="normal" officeooo:rsid="0016ecdd" officeooo:paragraph-rsid="0016ecdd"/>
    </style:style>
    <style:style style:name="P23" style:family="paragraph" style:parent-style-name="Standard">
      <style:text-properties fo:font-variant="normal" fo:text-transform="none" fo:color="#0d0d0d" loext:opacity="100%" style:font-name="ui-sans-serif1" fo:font-size="12pt" fo:letter-spacing="normal" fo:font-style="normal" fo:font-weight="normal" officeooo:rsid="001f59d9" officeooo:paragraph-rsid="001f59d9"/>
    </style:style>
    <style:style style:name="P24" style:family="paragraph" style:parent-style-name="Standard">
      <style:text-properties fo:font-variant="normal" fo:text-transform="none" fo:color="#0d0d0d" loext:opacity="100%" style:font-name="ui-sans-serif1" fo:font-size="12pt" fo:letter-spacing="normal" fo:font-style="normal" fo:font-weight="normal" officeooo:rsid="0020cb77" officeooo:paragraph-rsid="0020cb77"/>
    </style:style>
    <style:style style:name="P25" style:family="paragraph" style:parent-style-name="Standard">
      <style:text-properties fo:font-variant="normal" fo:text-transform="none" fo:color="#0d0d0d" loext:opacity="100%" style:font-name="ui-sans-serif1" fo:font-size="12pt" fo:letter-spacing="normal" fo:font-style="normal" fo:font-weight="normal" officeooo:rsid="00217b10" officeooo:paragraph-rsid="00217b10"/>
    </style:style>
    <style:style style:name="P26" style:family="paragraph" style:parent-style-name="Standard">
      <style:text-properties fo:font-variant="normal" fo:text-transform="none" fo:color="#0d0d0d" loext:opacity="100%" style:font-name="ui-sans-serif1" fo:font-size="12pt" fo:letter-spacing="normal" fo:font-style="normal" fo:font-weight="normal" officeooo:rsid="00217b10" officeooo:paragraph-rsid="0023aedb"/>
    </style:style>
    <style:style style:name="P27" style:family="paragraph" style:parent-style-name="Standard">
      <style:text-properties fo:font-variant="normal" fo:text-transform="none" fo:color="#0d0d0d" loext:opacity="100%" style:font-name="ui-sans-serif1" fo:font-size="12pt" fo:letter-spacing="normal" fo:font-style="normal" fo:font-weight="normal" officeooo:rsid="00217b10" officeooo:paragraph-rsid="002507de"/>
    </style:style>
    <style:style style:name="P28" style:family="paragraph" style:parent-style-name="Standard">
      <style:text-properties fo:font-variant="normal" fo:text-transform="none" fo:color="#0d0d0d" loext:opacity="100%" style:font-name="ui-sans-serif1" fo:font-size="12pt" fo:letter-spacing="normal" fo:font-style="normal" fo:font-weight="normal" officeooo:rsid="00217b10" officeooo:paragraph-rsid="00371c51"/>
    </style:style>
    <style:style style:name="P29" style:family="paragraph" style:parent-style-name="Standard">
      <style:text-properties fo:font-variant="normal" fo:text-transform="none" fo:color="#0d0d0d" loext:opacity="100%" style:font-name="ui-sans-serif1" fo:font-size="12pt" fo:letter-spacing="normal" fo:font-style="normal" fo:font-weight="normal" officeooo:rsid="0038e56d" officeooo:paragraph-rsid="0038e56d"/>
    </style:style>
    <style:style style:name="P30" style:family="paragraph" style:parent-style-name="Standard">
      <style:text-properties fo:font-variant="normal" fo:text-transform="none" fo:color="#0d0d0d" loext:opacity="100%" style:font-name="ui-sans-serif1" fo:font-size="12pt" fo:letter-spacing="normal" fo:font-style="italic" fo:font-weight="bold" officeooo:rsid="0020cb77" officeooo:paragraph-rsid="0020cb77" style:font-style-asian="italic" style:font-weight-asian="bold" style:font-style-complex="italic" style:font-weight-complex="bold"/>
    </style:style>
    <style:style style:name="P31"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17b10"/>
    </style:style>
    <style:style style:name="P32"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33b61"/>
    </style:style>
    <style:style style:name="P33"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507de"/>
    </style:style>
    <style:style style:name="P34"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78081"/>
    </style:style>
    <style:style style:name="P35"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b34a2"/>
    </style:style>
    <style:style style:name="P36"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cd73b"/>
    </style:style>
    <style:style style:name="P37"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2e4f36"/>
    </style:style>
    <style:style style:name="P38"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30f41"/>
    </style:style>
    <style:style style:name="P39"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35243"/>
    </style:style>
    <style:style style:name="P40"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71c51"/>
    </style:style>
    <style:style style:name="P41"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9b54c"/>
    </style:style>
    <style:style style:name="P42"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adcec"/>
    </style:style>
    <style:style style:name="P43"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c0838"/>
    </style:style>
    <style:style style:name="P44"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c4f5c"/>
    </style:style>
    <style:style style:name="P45"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3d0045"/>
    </style:style>
    <style:style style:name="P46"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407236"/>
    </style:style>
    <style:style style:name="P47"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4123eb"/>
    </style:style>
    <style:style style:name="P48" style:family="paragraph" style:parent-style-name="Standard">
      <style:text-properties fo:font-variant="normal" fo:text-transform="none" fo:color="#0d0d0d" loext:opacity="100%" style:font-name="ui-sans-serif" fo:font-size="12pt" fo:letter-spacing="normal" fo:font-style="normal" fo:font-weight="normal" officeooo:rsid="00217b10" officeooo:paragraph-rsid="00413613"/>
    </style:style>
    <style:style style:name="P49" style:family="paragraph" style:parent-style-name="Standard">
      <style:text-properties fo:font-variant="normal" fo:text-transform="none" fo:color="#0d0d0d" loext:opacity="100%" style:font-name="ui-sans-serif" fo:font-size="12pt" fo:letter-spacing="normal" fo:font-style="normal" fo:font-weight="normal" officeooo:rsid="000e16f9" officeooo:paragraph-rsid="000e16f9" style:font-size-asian="15pt" style:font-style-asian="italic" style:font-weight-asian="bold" style:font-size-complex="15pt" style:font-style-complex="italic" style:font-weight-complex="bold"/>
    </style:style>
    <style:style style:name="P50" style:family="paragraph" style:parent-style-name="Standard">
      <style:text-properties fo:font-variant="normal" fo:text-transform="none" fo:color="#0d0d0d" loext:opacity="100%" style:font-name="ui-sans-serif" fo:font-size="12pt" fo:letter-spacing="normal" fo:font-style="normal" fo:font-weight="normal" officeooo:rsid="002b34a2" officeooo:paragraph-rsid="002b34a2"/>
    </style:style>
    <style:style style:name="P51" style:family="paragraph" style:parent-style-name="Standard">
      <style:text-properties fo:font-variant="normal" fo:text-transform="none" fo:color="#0d0d0d" loext:opacity="100%" style:font-name="ui-sans-serif" fo:font-size="12pt" fo:letter-spacing="normal" fo:font-style="normal" fo:font-weight="normal" officeooo:rsid="002b34a2" officeooo:paragraph-rsid="002e4f36"/>
    </style:style>
    <style:style style:name="P52" style:family="paragraph" style:parent-style-name="Standard">
      <style:text-properties fo:font-variant="normal" fo:text-transform="none" fo:color="#0d0d0d" loext:opacity="100%" style:font-name="ui-sans-serif" fo:font-size="12pt" fo:letter-spacing="normal" fo:font-style="normal" fo:font-weight="normal" officeooo:rsid="002b34a2" officeooo:paragraph-rsid="00335243"/>
    </style:style>
    <style:style style:name="P53" style:family="paragraph" style:parent-style-name="Standard">
      <style:text-properties fo:font-variant="normal" fo:text-transform="none" fo:color="#0d0d0d" loext:opacity="100%" style:font-name="ui-sans-serif" fo:font-size="12pt" fo:letter-spacing="normal" fo:font-style="normal" fo:font-weight="normal" officeooo:rsid="002b34a2" officeooo:paragraph-rsid="00371c51"/>
    </style:style>
    <style:style style:name="P54" style:family="paragraph" style:parent-style-name="Standard">
      <style:text-properties fo:font-variant="normal" fo:text-transform="none" fo:color="#0d0d0d" loext:opacity="100%" style:font-name="ui-sans-serif" fo:font-size="12pt" fo:letter-spacing="normal" fo:font-style="normal" fo:font-weight="normal" officeooo:rsid="002bf225" officeooo:paragraph-rsid="002bf225"/>
    </style:style>
    <style:style style:name="P55" style:family="paragraph" style:parent-style-name="Standard">
      <style:text-properties fo:font-variant="normal" fo:text-transform="none" fo:color="#0d0d0d" loext:opacity="100%" style:font-name="ui-sans-serif" fo:font-size="12pt" fo:letter-spacing="normal" fo:font-style="normal" fo:font-weight="normal" officeooo:rsid="002ffe9b" officeooo:paragraph-rsid="002ffe9b"/>
    </style:style>
    <style:style style:name="P56" style:family="paragraph" style:parent-style-name="Standard">
      <style:text-properties fo:font-variant="normal" fo:text-transform="none" fo:color="#0d0d0d" loext:opacity="100%" style:font-name="ui-sans-serif" fo:font-size="12pt" fo:letter-spacing="normal" fo:font-style="normal" fo:font-weight="normal" officeooo:rsid="00330f41" officeooo:paragraph-rsid="00330f41"/>
    </style:style>
    <style:style style:name="P57" style:family="paragraph" style:parent-style-name="Standard">
      <style:text-properties fo:font-variant="normal" fo:text-transform="none" fo:color="#0d0d0d" loext:opacity="100%" style:font-name="ui-sans-serif" fo:font-size="12pt" fo:letter-spacing="normal" fo:font-style="normal" fo:font-weight="normal" officeooo:rsid="00335243" officeooo:paragraph-rsid="00335243"/>
    </style:style>
    <style:style style:name="P58" style:family="paragraph" style:parent-style-name="Standard">
      <style:text-properties fo:font-variant="normal" fo:text-transform="none" fo:color="#0d0d0d" loext:opacity="100%" style:font-name="ui-sans-serif" fo:font-size="12pt" fo:letter-spacing="normal" fo:font-style="normal" fo:font-weight="normal" officeooo:rsid="00335243" officeooo:paragraph-rsid="00371c51"/>
    </style:style>
    <style:style style:name="P59" style:family="paragraph" style:parent-style-name="Standard">
      <style:text-properties fo:font-variant="normal" fo:text-transform="none" fo:color="#0d0d0d" loext:opacity="100%" style:font-name="ui-sans-serif" fo:font-size="12pt" fo:letter-spacing="normal" fo:font-style="normal" fo:font-weight="normal" officeooo:rsid="003d06b8" officeooo:paragraph-rsid="003d06b8"/>
    </style:style>
    <style:style style:name="P60" style:family="paragraph" style:parent-style-name="Standard">
      <style:text-properties fo:font-variant="normal" fo:text-transform="none" fo:color="#0d0d0d" loext:opacity="100%" style:font-name="ui-sans-serif" fo:font-size="12pt" fo:letter-spacing="normal" fo:font-style="normal" fo:font-weight="normal" officeooo:rsid="003dafcb" officeooo:paragraph-rsid="003dafcb"/>
    </style:style>
    <style:style style:name="P61" style:family="paragraph" style:parent-style-name="Standard">
      <style:text-properties fo:font-variant="normal" fo:text-transform="none" fo:color="#0d0d0d" loext:opacity="100%" style:font-name="ui-sans-serif" fo:font-size="12pt" fo:letter-spacing="normal" fo:font-style="normal" fo:font-weight="normal" officeooo:rsid="003db1ec" officeooo:paragraph-rsid="003db1ec"/>
    </style:style>
    <style:style style:name="P62" style:family="paragraph" style:parent-style-name="Standard">
      <style:text-properties fo:font-variant="normal" fo:text-transform="none" fo:color="#0d0d0d" loext:opacity="100%" style:font-name="ui-sans-serif" fo:font-size="12pt" fo:letter-spacing="normal" fo:font-style="normal" fo:font-weight="normal" officeooo:rsid="003df4b5" officeooo:paragraph-rsid="003df4b5"/>
    </style:style>
    <style:style style:name="P63" style:family="paragraph" style:parent-style-name="Standard">
      <style:text-properties fo:font-variant="normal" fo:text-transform="none" fo:color="#0d0d0d" loext:opacity="100%" style:font-name="ui-sans-serif" fo:font-size="12pt" fo:letter-spacing="normal" fo:font-style="normal" fo:font-weight="normal" officeooo:rsid="003ed65f" officeooo:paragraph-rsid="003ed65f"/>
    </style:style>
    <style:style style:name="P64" style:family="paragraph" style:parent-style-name="Standard">
      <style:text-properties fo:font-variant="normal" fo:text-transform="none" fo:color="#0d0d0d" loext:opacity="100%" style:font-name="ui-sans-serif" fo:font-size="12pt" fo:letter-spacing="normal" fo:font-style="normal" fo:font-weight="normal" officeooo:rsid="00413613" officeooo:paragraph-rsid="00413613"/>
    </style:style>
    <style:style style:name="P65"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217b10" style:font-weight-asian="bold" style:font-weight-complex="bold"/>
    </style:style>
    <style:style style:name="P66"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2b34a2" style:font-weight-asian="bold" style:font-weight-complex="bold"/>
    </style:style>
    <style:style style:name="P67"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2cd73b" style:font-weight-asian="bold" style:font-weight-complex="bold"/>
    </style:style>
    <style:style style:name="P68"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30f41" style:font-weight-asian="bold" style:font-weight-complex="bold"/>
    </style:style>
    <style:style style:name="P69"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9b54c" style:font-weight-asian="bold" style:font-weight-complex="bold"/>
    </style:style>
    <style:style style:name="P70"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adcec" style:font-weight-asian="bold" style:font-weight-complex="bold"/>
    </style:style>
    <style:style style:name="P71"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c0838" style:font-weight-asian="bold" style:font-weight-complex="bold"/>
    </style:style>
    <style:style style:name="P72"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c4f5c" style:font-weight-asian="bold" style:font-weight-complex="bold"/>
    </style:style>
    <style:style style:name="P73"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3d0045" style:font-weight-asian="bold" style:font-weight-complex="bold"/>
    </style:style>
    <style:style style:name="P74" style:family="paragraph" style:parent-style-name="Standard">
      <style:text-properties fo:font-variant="normal" fo:text-transform="none" fo:color="#0d0d0d" loext:opacity="100%" style:font-name="ui-sans-serif" fo:font-size="12pt" fo:letter-spacing="normal" fo:font-style="normal" fo:font-weight="bold" officeooo:rsid="00217b10" officeooo:paragraph-rsid="00407236" style:font-weight-asian="bold" style:font-weight-complex="bold"/>
    </style:style>
    <style:style style:name="P75" style:family="paragraph" style:parent-style-name="Standard">
      <style:text-properties fo:font-variant="normal" fo:text-transform="none" fo:color="#0d0d0d" loext:opacity="100%" style:font-name="ui-sans-serif" fo:font-size="12pt" fo:letter-spacing="normal" fo:font-style="normal" fo:font-weight="bold" officeooo:rsid="002bf225" officeooo:paragraph-rsid="002bf225" style:font-weight-asian="bold" style:font-weight-complex="bold"/>
    </style:style>
    <style:style style:name="P76" style:family="paragraph" style:parent-style-name="Standard">
      <style:text-properties fo:font-variant="normal" fo:text-transform="none" fo:color="#0d0d0d" loext:opacity="100%" style:font-name="ui-sans-serif" fo:font-size="12pt" fo:letter-spacing="normal" fo:font-style="normal" fo:font-weight="bold" officeooo:rsid="002ffe9b" officeooo:paragraph-rsid="002ffe9b" style:font-weight-asian="bold" style:font-weight-complex="bold"/>
    </style:style>
    <style:style style:name="P77" style:family="paragraph" style:parent-style-name="Standard">
      <style:text-properties fo:font-variant="normal" fo:text-transform="none" fo:color="#0d0d0d" loext:opacity="100%" style:font-name="ui-sans-serif" fo:font-size="12pt" fo:letter-spacing="normal" fo:font-style="normal" fo:font-weight="bold" officeooo:rsid="00330f41" officeooo:paragraph-rsid="00330f41" style:font-weight-asian="bold" style:font-weight-complex="bold"/>
    </style:style>
    <style:style style:name="P78" style:family="paragraph" style:parent-style-name="Standard">
      <style:text-properties fo:font-variant="normal" fo:text-transform="none" fo:color="#0d0d0d" loext:opacity="100%" style:font-name="ui-sans-serif" fo:font-size="12pt" fo:letter-spacing="normal" fo:font-style="normal" fo:font-weight="bold" officeooo:rsid="003d06b8" officeooo:paragraph-rsid="003d06b8" style:font-weight-asian="bold" style:font-weight-complex="bold"/>
    </style:style>
    <style:style style:name="P79" style:family="paragraph" style:parent-style-name="Standard">
      <style:text-properties fo:font-variant="normal" fo:text-transform="none" fo:color="#0d0d0d" loext:opacity="100%" style:font-name="ui-sans-serif" fo:font-size="12pt" fo:letter-spacing="normal" fo:font-style="normal" fo:font-weight="bold" officeooo:rsid="003dafcb" officeooo:paragraph-rsid="003dafcb" style:font-weight-asian="bold" style:font-weight-complex="bold"/>
    </style:style>
    <style:style style:name="P80" style:family="paragraph" style:parent-style-name="Standard">
      <style:text-properties fo:font-variant="normal" fo:text-transform="none" fo:color="#0d0d0d" loext:opacity="100%" style:font-name="ui-sans-serif" fo:font-size="12pt" fo:letter-spacing="normal" fo:font-style="normal" fo:font-weight="bold" officeooo:rsid="003db1ec" officeooo:paragraph-rsid="003db1ec" style:font-weight-asian="bold" style:font-weight-complex="bold"/>
    </style:style>
    <style:style style:name="P81" style:family="paragraph" style:parent-style-name="Standard">
      <style:text-properties fo:font-variant="normal" fo:text-transform="none" fo:color="#0d0d0d" loext:opacity="100%" style:font-name="ui-sans-serif" fo:font-size="12pt" fo:letter-spacing="normal" fo:font-style="normal" fo:font-weight="bold" officeooo:rsid="003df4b5" officeooo:paragraph-rsid="003df4b5" style:font-weight-asian="bold" style:font-weight-complex="bold"/>
    </style:style>
    <style:style style:name="P82" style:family="paragraph" style:parent-style-name="Standard">
      <style:text-properties fo:font-variant="normal" fo:text-transform="none" fo:color="#0d0d0d" loext:opacity="100%" style:font-name="ui-sans-serif" fo:font-size="12pt" fo:letter-spacing="normal" fo:font-style="normal" fo:font-weight="bold" officeooo:rsid="003ed65f" officeooo:paragraph-rsid="003ed65f" style:font-weight-asian="bold" style:font-weight-complex="bold"/>
    </style:style>
    <style:style style:name="P83" style:family="paragraph" style:parent-style-name="Standard">
      <style:text-properties fo:font-variant="normal" fo:text-transform="none" fo:color="#0d0d0d" loext:opacity="100%" style:font-name="ui-sans-serif" fo:font-size="12pt" fo:letter-spacing="normal" fo:font-style="normal" fo:font-weight="bold" officeooo:rsid="00413613" officeooo:paragraph-rsid="00413613" style:font-weight-asian="bold" style:font-weight-complex="bold"/>
    </style:style>
    <style:style style:name="P84" style:family="paragraph" style:parent-style-name="Standard">
      <style:text-properties fo:color="#000000" loext:opacity="100%" style:font-name="ui-sans-serif1" fo:font-style="italic" style:text-underline-style="none" fo:font-weight="bold" officeooo:rsid="000e16f9" officeooo:paragraph-rsid="000e16f9" style:font-style-asian="italic" style:font-weight-asian="bold" style:font-style-complex="italic" style:font-weight-complex="bold"/>
    </style:style>
    <style:style style:name="T1" style:family="text">
      <style:text-properties fo:font-variant="normal" fo:text-transform="none" fo:color="#0d0d0d" loext:opacity="100%" style:font-name="ui-sans-serif" fo:font-size="12pt" fo:letter-spacing="normal" fo:font-style="normal" fo:font-weight="normal"/>
    </style:style>
    <style:style style:name="T2" style:family="text">
      <style:text-properties fo:font-variant="normal" fo:text-transform="none" fo:color="#0d0d0d" loext:opacity="100%" style:font-name="ui-sans-serif" fo:font-size="12pt" fo:letter-spacing="normal" fo:font-style="normal" fo:font-weight="bold" style:font-weight-asian="bold" style:font-weight-complex="bold"/>
    </style:style>
    <style:style style:name="T3" style:family="text">
      <style:text-properties fo:font-variant="normal" fo:text-transform="none" fo:color="#0d0d0d" loext:opacity="100%" style:text-position="super 58%" fo:font-size="12pt" fo:letter-spacing="normal" fo:font-style="normal" fo:font-weight="normal" officeooo:rsid="0011de92"/>
    </style:style>
    <style:style style:name="T4" style:family="text">
      <style:text-properties fo:font-variant="normal" fo:text-transform="none" fo:color="#0d0d0d" loext:opacity="100%" fo:font-size="12pt" fo:letter-spacing="normal" fo:font-style="normal" fo:font-weight="normal"/>
    </style:style>
    <style:style style:name="T5" style:family="text">
      <style:text-properties fo:font-variant="normal" fo:text-transform="none" fo:color="#0d0d0d" loext:opacity="100%" fo:font-size="12pt" fo:letter-spacing="normal" fo:font-style="normal" fo:font-weight="normal" officeooo:rsid="00139f58"/>
    </style:style>
    <style:style style:name="T6" style:family="text">
      <style:text-properties fo:font-variant="normal" fo:text-transform="none" fo:color="#0d0d0d" loext:opacity="100%" fo:font-size="12pt" fo:letter-spacing="normal" fo:font-style="normal" fo:font-weight="normal" officeooo:rsid="001344ac"/>
    </style:style>
    <style:style style:name="T7" style:family="text">
      <style:text-properties fo:font-variant="normal" fo:text-transform="none" fo:color="#0d0d0d" loext:opacity="100%" fo:font-size="12pt" fo:letter-spacing="normal" fo:font-style="normal" fo:font-weight="normal" officeooo:rsid="0011de92"/>
    </style:style>
    <style:style style:name="T8" style:family="text">
      <style:text-properties fo:font-variant="normal" fo:text-transform="none" fo:color="#0d0d0d" loext:opacity="100%" fo:font-size="12pt" fo:letter-spacing="normal" fo:font-style="normal" fo:font-weight="normal" officeooo:rsid="0020cb77"/>
    </style:style>
    <style:style style:name="T9" style:family="text">
      <style:text-properties fo:font-variant="normal" fo:text-transform="none" fo:color="#0d0d0d" loext:opacity="100%" fo:font-size="12pt" fo:letter-spacing="normal" fo:font-style="normal" fo:font-weight="bold" style:font-weight-asian="bold" style:font-weight-complex="bold"/>
    </style:style>
    <style:style style:name="T10" style:family="text">
      <style:text-properties fo:font-variant="normal" fo:text-transform="none" fo:color="#0d0d0d" loext:opacity="100%" fo:font-size="12pt" fo:letter-spacing="normal" fo:font-style="normal" fo:font-weight="bold" officeooo:rsid="00106883" style:font-weight-asian="bold" style:font-weight-complex="bold"/>
    </style:style>
    <style:style style:name="T11" style:family="text">
      <style:text-properties fo:font-variant="normal" fo:text-transform="none" fo:color="#0d0d0d" loext:opacity="100%" fo:font-size="12pt" fo:letter-spacing="normal" fo:font-style="normal" fo:font-weight="bold" officeooo:rsid="001344ac" style:font-weight-asian="bold" style:font-weight-complex="bold"/>
    </style:style>
    <style:style style:name="T12" style:family="text">
      <style:text-properties fo:font-variant="normal" fo:text-transform="none" fo:color="#0d0d0d" loext:opacity="100%" fo:font-size="12pt" fo:letter-spacing="normal" fo:font-style="normal" fo:font-weight="bold" officeooo:rsid="0011de92" style:font-weight-asian="bold" style:font-weight-complex="bold"/>
    </style:style>
    <style:style style:name="T13" style:family="text">
      <style:text-properties fo:font-variant="normal" fo:text-transform="none" fo:color="#0d0d0d" loext:opacity="100%" fo:font-size="12pt" fo:letter-spacing="normal" fo:font-style="normal" fo:font-weight="bold" officeooo:rsid="0020cb77" style:font-weight-asian="bold" style:font-weight-complex="bold"/>
    </style:style>
    <style:style style:name="T14" style:family="text">
      <style:text-properties style:font-weight-asian="bold" style:font-weight-complex="bold"/>
    </style:style>
    <style:style style:name="T15" style:family="text">
      <style:text-properties officeooo:rsid="00106883" style:font-weight-asian="bold" style:font-weight-complex="bold"/>
    </style:style>
    <style:style style:name="T16" style:family="text">
      <style:text-properties style:font-name="ui-sans-serif1" officeooo:rsid="0011de92"/>
    </style:style>
    <style:style style:name="T17" style:family="text">
      <style:text-properties style:text-position="super 58%"/>
    </style:style>
    <style:style style:name="T18" style:family="text">
      <style:text-properties style:text-position="super 58%" style:font-name="ui-sans-serif1" officeooo:rsid="0011de92"/>
    </style:style>
    <style:style style:name="T19" style:family="text">
      <style:text-properties style:text-position="super 58%" officeooo:rsid="002b34a2"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b34a2" style:font-weight-asian="bold" style:font-weight-complex="bold"/>
    </style:style>
    <style:style style:name="T22" style:family="text">
      <style:text-properties fo:font-weight="bold" officeooo:rsid="002cd73b" style:font-weight-asian="bold" style:font-weight-complex="bold"/>
    </style:style>
    <style:style style:name="T23" style:family="text">
      <style:text-properties fo:font-weight="bold" officeooo:rsid="003561ff" style:font-weight-asian="bold" style:font-weight-complex="bold"/>
    </style:style>
    <style:style style:name="T24" style:family="text">
      <style:text-properties officeooo:rsid="001e1036"/>
    </style:style>
    <style:style style:name="T25" style:family="text">
      <style:text-properties style:font-name="ui-sans-serif"/>
    </style:style>
    <style:style style:name="T26" style:family="text">
      <style:text-properties style:font-name="ui-sans-serif" fo:font-weight="bold" style:font-weight-asian="bold" style:font-weight-complex="bold"/>
    </style:style>
    <style:style style:name="T27" style:family="text">
      <style:text-properties officeooo:rsid="002b34a2"/>
    </style:style>
    <style:style style:name="T28" style:family="text">
      <style:text-properties officeooo:rsid="002cd73b"/>
    </style:style>
    <style:style style:name="T29" style:family="text">
      <style:text-properties officeooo:rsid="00217b10"/>
    </style:style>
    <style:style style:name="T30" style:family="text">
      <style:text-properties style:font-weight-asian="normal" style:font-weight-complex="normal"/>
    </style:style>
    <style:style style:name="T31" style:family="text">
      <style:text-properties officeooo:rsid="002b34a2"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 &amp; Algorithm</text:p>
      <text:p text:style-name="P5"/>
      <text:p text:style-name="P6">DATA STRUCTURE</text:p>
      <text:list xml:id="list2401463843" text:style-name="L1">
        <text:list-item>
          <text:p text:style-name="P16">Linked List</text:p>
        </text:list-item>
        <text:list-item>
          <text:p text:style-name="P16">Matrix / Grid</text:p>
        </text:list-item>
        <text:list-item>
          <text:p text:style-name="P16">Queue</text:p>
        </text:list-item>
        <text:list-item>
          <text:p text:style-name="P16">Stack</text:p>
        </text:list-item>
        <text:list-item>
          <text:p text:style-name="P16">Array</text:p>
        </text:list-item>
        <text:list-item>
          <text:p text:style-name="P16">Hash</text:p>
        </text:list-item>
        <text:list-item>
          <text:p text:style-name="P16">Heap</text:p>
        </text:list-item>
        <text:list-item>
          <text:p text:style-name="P16">Graph</text:p>
        </text:list-item>
        <text:list-item>
          <text:p text:style-name="P16">String</text:p>
        </text:list-item>
        <text:list-item>
          <text:p text:style-name="P16">Tree</text:p>
        </text:list-item>
      </text:list>
      <text:p text:style-name="P7"/>
      <text:p text:style-name="P3">ALGORITHM</text:p>
      <text:p text:style-name="P8">Pattern Searching</text:p>
      <text:p text:style-name="P8">Divide &amp; Conquer</text:p>
      <text:p text:style-name="P8">Searching</text:p>
      <text:p text:style-name="P8"/>
      <text:p text:style-name="P4">**Sorting**</text:p>
      <text:p text:style-name="P4"/>
      <text:p text:style-name="P49">Comparison-Based Sorting Algorithms</text:p>
      <text:p text:style-name="P4"/>
      <text:p text:style-name="P84">___Bubble Sort___</text:p>
      <text:p text:style-name="P1"/>
      <text:p text:style-name="P9"><text:span text:style-name="T15">Description: </text:span><text:span text:style-name="T4">Repeatedly steps through the list, compares adjacent elements, and swaps them if they are in the wrong order.</text:span></text:p>
      <text:p text:style-name="P18">Code:</text:p>
      <text:p text:style-name="P22">here...</text:p>
      <text:p text:style-name="P19">Time Complexity:</text:p>
      <text:p text:style-name="P10"><text:span text:style-name="T10"><text:tab/>B</text:span><text:span text:style-name="T9">est-Case:</text:span><text:span text:style-name="T4"> O(</text:span><text:span text:style-name="T5">n</text:span><text:span text:style-name="T4">) (if already sorted)</text:span></text:p>
      <text:p text:style-name="P11"><text:span text:style-name="T11"><text:tab/>Worst-Case:</text:span><text:span text:style-name="T6"> </text:span><text:span text:style-name="T7">O(n</text:span><text:span text:style-name="T3">2</text:span><text:span text:style-name="T7">)</text:span></text:p>
      <text:p text:style-name="P12"><text:span text:style-name="T12">S</text:span><text:span text:style-name="T9">pace Complexity:</text:span><text:span text:style-name="T4"> O(1)</text:span></text:p>
      <text:p text:style-name="P13"><text:span text:style-name="T9">Stability:</text:span><text:span text:style-name="T4"> Stable</text:span></text:p>
      <text:p text:style-name="P23"/>
      <text:p text:style-name="P30">___Selection Sort___</text:p>
      <text:p text:style-name="P24"/>
      <text:p text:style-name="P14"><text:span text:style-name="T13">Description:</text:span><text:span text:style-name="T8"> </text:span><text:span text:style-name="T1">Divides the list into a sorted and an unsorted region and repeatedly selects the smallest (or largest) element from the unsorted region and moves it to the sorted region.</text:span></text:p>
      <text:p text:style-name="P65">Code:</text:p>
      <text:p text:style-name="P31">here…</text:p>
      <text:p text:style-name="P65">Time Complexity:</text:p>
      <text:p text:style-name="P32"><text:tab/><text:span text:style-name="T20">Best-Case:</text:span> <text:span text:style-name="T16">O(n</text:span><text:span text:style-name="T18">2</text:span><text:span text:style-name="T16">)</text:span></text:p>
      <text:p text:style-name="P15"><text:span text:style-name="T1"><text:tab/></text:span><text:span text:style-name="T2">Worst-Case:</text:span><text:span text:style-name="T1"> </text:span><text:span text:style-name="T7">O(n</text:span><text:span text:style-name="T3">2</text:span><text:span text:style-name="T7">)</text:span></text:p>
      <text:p text:style-name="P26"><text:span text:style-name="T20">Space Complexity:</text:span> <text:span text:style-name="T24">O(1)</text:span></text:p>
      <text:p text:style-name="P25"><text:span text:style-name="T20">Stability: </text:span>Not Stable</text:p>
      <text:p text:style-name="P25"/>
      <text:p text:style-name="P35"/>
      <text:p text:style-name="P35"/>
      <text:p text:style-name="P66"><text:soft-page-break/>___Insertion Sort___</text:p>
      <text:p text:style-name="P66"/>
      <text:p text:style-name="P35"><text:span text:style-name="T20">Description:</text:span> Builds the sorted array one element at a time by repeatedly picking the next element and inserting it into its correct position.</text:p>
      <text:p text:style-name="P75">Code:</text:p>
      <text:p text:style-name="P54">here...</text:p>
      <text:p text:style-name="P66">Time Complexity:</text:p>
      <text:p text:style-name="P35"><text:span text:style-name="T27"><text:tab/></text:span><text:span text:style-name="T21">Best-Case:</text:span><text:span text:style-name="T27"> </text:span><text:s/></text:p>
      <text:p text:style-name="P35"><text:tab/><text:span text:style-name="T21">W</text:span><text:span text:style-name="T20">orst-</text:span><text:span text:style-name="T21">C</text:span><text:span text:style-name="T20">ase: </text:span>O(n<text:span text:style-name="T17">2</text:span>)</text:p>
      <text:p text:style-name="P50"><text:span text:style-name="T20">Space Complexity:</text:span> O(1)</text:p>
      <text:p text:style-name="P35"><text:span text:style-name="T20">Stability:</text:span> Stable</text:p>
      <text:p text:style-name="P31"/>
      <text:p text:style-name="P67">___Merge Sort___</text:p>
      <text:p text:style-name="P36"/>
      <text:p text:style-name="P36"><text:span text:style-name="T20">Description:</text:span> Divides the list into two halves, recursively sorts each half, and then merges the two sorted halves.</text:p>
      <text:p text:style-name="P76">Code:</text:p>
      <text:p text:style-name="P55">here...</text:p>
      <text:p text:style-name="P67">Time Complexity: </text:p>
      <text:p text:style-name="P37"><text:span text:style-name="T21"><text:tab/>Best-Case:</text:span></text:p>
      <text:p text:style-name="P36"><text:span text:style-name="T28"><text:tab/></text:span><text:span text:style-name="T22">W</text:span><text:span text:style-name="T20">orst-</text:span><text:span text:style-name="T22">C</text:span><text:span text:style-name="T20">ase:</text:span> O(n log n)</text:p>
      <text:p text:style-name="P51"><text:span text:style-name="T20">Space Complexity:</text:span> O(1)</text:p>
      <text:p text:style-name="P36"><text:span text:style-name="T20">Stability:</text:span> Stable</text:p>
      <text:p text:style-name="P31"/>
      <text:p text:style-name="P68">___Quick Sort___</text:p>
      <text:p text:style-name="P38"/>
      <text:p text:style-name="P38"><text:span text:style-name="T20">Description:</text:span> Selects a 'pivot' element from the array and partitions the other elements into two sub-arrays, according to whether they are less than or greater than the pivot, then recursively sorts the sub-arrays.</text:p>
      <text:p text:style-name="P77">Code:</text:p>
      <text:p text:style-name="P56">here...</text:p>
      <text:p text:style-name="P68">Time Complexity:</text:p>
      <text:p text:style-name="P39"><text:span text:style-name="T21"><text:tab/>Best-Case:</text:span></text:p>
      <text:p text:style-name="P39"><text:span text:style-name="T21"><text:tab/></text:span><text:span text:style-name="T23">W</text:span><text:span text:style-name="T21">orst-</text:span><text:span text:style-name="T23">C</text:span><text:span text:style-name="T21">ase: </text:span><text:span text:style-name="T31">O(n</text:span><text:span text:style-name="T19">2</text:span><text:span text:style-name="T31">)</text:span></text:p>
      <text:p text:style-name="P57"><text:tab/><text:span text:style-name="T20">Average:</text:span> <text:span text:style-name="T29">O(n log n)</text:span></text:p>
      <text:p text:style-name="P52"><text:span text:style-name="T20">Space Complexity:</text:span> O(1)</text:p>
      <text:p text:style-name="P39"><text:span text:style-name="T20">Stability:</text:span> Not stable</text:p>
      <text:p text:style-name="P25"/>
      <text:p text:style-name="P20"><text:span text:style-name="T25">___Heap Sort___</text:span></text:p>
      <text:p text:style-name="P28"/>
      <text:p text:style-name="P28"><text:span text:style-name="T26">Description:</text:span><text:span text:style-name="T25"> Converts the list into a heap structure, repeatedly removes the largest element from the heap, and rebuilds the heap until all elements are sorted.</text:span></text:p>
      <text:p text:style-name="P21">Code:</text:p>
      <text:p text:style-name="P29">here...</text:p>
      <text:p text:style-name="P20"><text:span text:style-name="T25">Time Complexity: </text:span></text:p>
      <text:p text:style-name="P40"><text:span text:style-name="T21"><text:tab/>Best-Case: </text:span><text:span text:style-name="T14">O(n log n)</text:span></text:p>
      <text:p text:style-name="P40"><text:span text:style-name="T21"><text:tab/></text:span><text:span text:style-name="T23">W</text:span><text:span text:style-name="T21">orst-</text:span><text:span text:style-name="T23">C</text:span><text:span text:style-name="T21">ase: </text:span><text:span text:style-name="T30">O(n log n)</text:span></text:p>
      <text:p text:style-name="P58"><text:tab/><text:span text:style-name="T20">Average:</text:span> <text:span text:style-name="T29">O(n log n)</text:span></text:p>
      <text:p text:style-name="P53"><text:span text:style-name="T20">Space Complexity:</text:span> O(1)</text:p>
      <text:p text:style-name="P28"><text:span text:style-name="T26">Stability:</text:span><text:span text:style-name="T25"> Not stable </text:span></text:p>
      <text:p text:style-name="P27"><text:span text:style-name="T25"/></text:p>
      <text:p text:style-name="P27"><text:soft-page-break/><text:span text:style-name="T25">Non-Comparison-Based Sorting Algorithms</text:span><text:line-break/></text:p>
      <text:p text:style-name="P69">___Counting Sort___</text:p>
      <text:p text:style-name="P41"/>
      <text:p text:style-name="P41"><text:span text:style-name="T20">Description:</text:span> Counts the occurrences of each distinct element and calculates the positions of each element in the sorted array.</text:p>
      <text:p text:style-name="P78">Code:</text:p>
      <text:p text:style-name="P59">here...</text:p>
      <text:p text:style-name="P41"><text:span text:style-name="T20">Time Complexity:</text:span> O(n + k), where k is the range of the input.</text:p>
      <text:p text:style-name="P41"><text:span text:style-name="T20">Stability:</text:span> Stable</text:p>
      <text:p text:style-name="P33"/>
      <text:p text:style-name="P70">___Radix Sort___</text:p>
      <text:p text:style-name="P42"/>
      <text:p text:style-name="P42"><text:span text:style-name="T20">Description:</text:span> Sorts the numbers by processing individual digits, usually starting from the least significant digit to the most significant digit.</text:p>
      <text:p text:style-name="P79">Code:</text:p>
      <text:p text:style-name="P60">here...</text:p>
      <text:p text:style-name="P42"><text:span text:style-name="T20">Time Complexity:</text:span> O(nk), where k is the number of digits in the largest number. </text:p>
      <text:p text:style-name="P42"><text:span text:style-name="T20">Stability:</text:span> Stable</text:p>
      <text:p text:style-name="P33"/>
      <text:p text:style-name="P71">___Bucket Sort___</text:p>
      <text:p text:style-name="P43"/>
      <text:p text:style-name="P43"><text:span text:style-name="T20">Description:</text:span> Divides the elements into several buckets, sorts each bucket individually (often using another sorting algorithm), and then concatenates the sorted buckets.</text:p>
      <text:p text:style-name="P80">Code:</text:p>
      <text:p text:style-name="P61">here...</text:p>
      <text:p text:style-name="P43"><text:span text:style-name="T20">Time Complexity:</text:span> O(n + k), where k is the number of buckets.</text:p>
      <text:p text:style-name="P43"><text:span text:style-name="T20">Stability: </text:span>Stable (depends on the sorting algorithm used for individual buckets)</text:p>
      <text:p text:style-name="P33"/>
      <text:p text:style-name="P33">Hybrid and Specialized Sorting Algorithms</text:p>
      <text:p text:style-name="P33"/>
      <text:p text:style-name="P72">___Timsort___</text:p>
      <text:p text:style-name="P44"/>
      <text:p text:style-name="P44"><text:span text:style-name="T20">Description:</text:span> A hybrid sorting algorithm derived from merge sort and insertion sort, designed to perform well on many kinds of real-world data.</text:p>
      <text:p text:style-name="P81">Code:</text:p>
      <text:p text:style-name="P62">here...</text:p>
      <text:p text:style-name="P44"><text:span text:style-name="T20">Time Complexity:</text:span> O(n log n) on average and worst-case.</text:p>
      <text:p text:style-name="P44"><text:span text:style-name="T20">Stability:</text:span> Stable</text:p>
      <text:p text:style-name="P33"/>
      <text:p text:style-name="P73">___Shell Sort___</text:p>
      <text:p text:style-name="P45"/>
      <text:p text:style-name="P45"><text:span text:style-name="T20">Description:</text:span> An extension of insertion sort that allows the exchange of far-apart elements to improve performance.</text:p>
      <text:p text:style-name="P82">Code:</text:p>
      <text:p text:style-name="P63">here...</text:p>
      <text:p text:style-name="P45"><text:span text:style-name="T20">Time Complexity:</text:span> Depends on the gap sequence used; typically between O(n log<text:span text:style-name="T17">2</text:span> n) and O(n<text:span text:style-name="T17">3/2</text:span>).</text:p>
      <text:p text:style-name="P45"><text:span text:style-name="T20">Stability:</text:span> Not stable </text:p>
      <text:p text:style-name="P74"><text:soft-page-break/>___Cocktail Shaker Sort (Bidirectional Bubble Sort)___</text:p>
      <text:p text:style-name="P46"/>
      <text:p text:style-name="P47"><text:span text:style-name="T20">Description:</text:span> A variation of bubble sort that sorts in both directions each pass through the list.</text:p>
      <text:p text:style-name="P83">Code:</text:p>
      <text:p text:style-name="P64">here...</text:p>
      <text:p text:style-name="P48"><text:span text:style-name="T20">Time Complexity:</text:span> O(n<text:span text:style-name="T17">2</text:span>) on average and worst-case.</text:p>
      <text:p text:style-name="P48"><text:span text:style-name="T20">Stability:</text:span> Stable</text:p>
      <text:p text:style-name="P34"/>
      <text:p text:style-name="P34">Each sorting algorithm has its own strengths and weaknesses, making some more suitable for certain types of data and specific use cases than others. For example, merge sort and quick sort are efficient for large datasets, while insertion sort is efficient for small or nearly sorted datasets. Non-comparison sorts like counting sort, radix sort, and bucket sort can be faster than comparison-based sorts for specific types of data with a known range.<text:line-break/></text:p>
      <text:p text:style-name="P25"/>
      <text:p text:style-name="P8">Bitwise</text:p>
      <text:p text:style-name="P8">Greedy</text:p>
      <text:p text:style-name="P8">Recursion</text:p>
      <text:p text:style-name="P8">Backtracking</text:p>
      <text:p text:style-name="P8">Mathematical</text:p>
      <text:p text:style-name="P8">Dynamic Programming</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style:font-face style:name="ui-sans-serif1" svg:font-family="ui-sans-serif, apple-system, system-ui, 'Segoe UI', Roboto, Ubuntu, Cantarell, 'Noto Sans', sans-serif, Helvetica, 'Apple Color Emoji', Arial, 'Segoe UI Emoji', 'Segoe UI Symbol'"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23:50:12.580527223</meta:creation-date>
    <dc:date>2024-05-29T13:43:37.013856437</dc:date>
    <meta:editing-duration>PT3H50M59S</meta:editing-duration>
    <meta:editing-cycles>60</meta:editing-cycles>
    <meta:generator>LibreOffice/7.3.7.2$Linux_X86_64 LibreOffice_project/30$Build-2</meta:generator>
    <meta:document-statistic meta:table-count="0" meta:image-count="0" meta:object-count="0" meta:page-count="4" meta:paragraph-count="119" meta:word-count="616" meta:character-count="4092" meta:non-whitespace-character-count="3582"/>
  </office:meta>
</office:document-meta>
</file>